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style:font-name="Verdana" fo:font-size="11pt" fo:language="fr" fo:country="FR" style:text-underline-style="solid" style:text-underline-width="auto" style:text-underline-color="font-color" fo:font-weight="bold" style:font-size-asian="11pt" style:language-asian="zxx" style:country-asian="none" style:font-weight-asian="bold" style:font-size-complex="11pt" style:language-complex="zxx" style:country-complex="none" style:font-weight-complex="bold"/>
    </style:style>
    <style:style style:name="P2" style:family="paragraph" style:parent-style-name="Standard">
      <style:text-properties style:font-name="Verdana" fo:font-size="11pt" fo:language="fr" fo:country="FR" style:font-size-asian="11pt" style:language-asian="zxx" style:country-asian="none" style:font-size-complex="11pt" style:language-complex="zxx" style:country-complex="none"/>
    </style:style>
    <style:style style:name="P3" style:family="paragraph" style:parent-style-name="Standard">
      <style:text-properties style:font-name="Verdana" fo:font-size="11pt" fo:language="fr" fo:country="FR" fo:font-weight="normal" style:font-size-asian="11pt" style:language-asian="zxx" style:country-asian="none" style:font-weight-asian="normal" style:font-size-complex="11pt" style:language-complex="zxx" style:country-complex="none" style:font-weight-complex="normal"/>
    </style:style>
    <style:style style:name="P4" style:family="paragraph" style:parent-style-name="Standard">
      <style:text-properties style:font-name="Verdana" fo:language="fr" fo:country="FR" style:language-asian="zxx" style:country-asian="none" style:language-complex="zxx" style:country-complex="none"/>
    </style:style>
    <style:style style:name="P5" style:family="paragraph" style:parent-style-name="Standard">
      <style:text-properties style:font-name="Verdana" fo:language="fr" fo:country="FR" style:text-underline-style="none" style:language-asian="zxx" style:country-asian="none" style:language-complex="zxx" style:country-complex="none"/>
    </style:style>
    <style:style style:name="T1" style:family="text">
      <style:text-properties fo:font-variant="normal" fo:text-transform="none" fo:color="#333333" style:font-name="Verdana" fo:font-size="11pt" fo:letter-spacing="normal" fo:language="fr" fo:country="FR" fo:font-style="normal" fo:font-weight="normal" style:font-size-asian="11pt" style:language-asian="zxx" style:country-asian="none" style:font-weight-asian="normal" style:font-size-complex="11pt" style:language-complex="zxx" style:country-complex="none" style:font-weight-complex="normal"/>
    </style:style>
    <style:style style:name="T2" style:family="text">
      <style:text-properties fo:font-variant="normal" fo:text-transform="none" style:use-window-font-color="true" style:font-name="Verdana" fo:font-size="11pt" fo:letter-spacing="normal" fo:language="fr" fo:country="FR" fo:font-style="normal" fo:font-weight="normal" style:font-size-asian="11pt" style:language-asian="zxx" style:country-asian="none" style:font-weight-asian="normal" style:font-size-complex="11pt" style:language-complex="zxx" style:country-complex="none" style:font-weight-complex="normal"/>
    </style:style>
    <style:style style:name="T3" style:family="text">
      <style:text-properties style:use-window-font-color="true" style:font-name="Verdana" fo:font-size="11pt" fo:language="fr" fo:country="FR" fo:font-weight="normal" style:font-size-asian="11pt" style:language-asian="zxx" style:country-asian="none" style:font-weight-asian="normal" style:font-size-complex="11pt" style:language-complex="zxx" style:country-complex="none" style:font-weight-complex="normal"/>
    </style:style>
    <style:style style:name="T4" style:family="text">
      <style:text-properties fo:font-size="11pt" style:text-underline-style="none" fo:font-weight="normal" style:font-size-asian="11pt" style:font-weight-asian="normal" style:font-size-complex="11pt" style:font-weight-complex="normal"/>
    </style:style>
    <style:style style:name="T5" style:family="text">
      <style:text-properties fo:font-size="11pt" style:text-underline-style="solid" style:text-underline-width="auto" style:text-underline-color="font-color" fo:font-weight="normal" style:font-size-asian="11pt" style:font-weight-asian="normal" style:font-size-complex="11pt" style:font-weight-complex="normal"/>
    </style:style>
    <style:style style:name="T6" style:family="text">
      <style:text-properties fo:font-size="11pt" fo:font-weight="normal" style:font-size-asian="11pt" style:font-weight-asian="normal" style:font-size-complex="11pt" style:font-weight-complex="normal"/>
    </style:style>
    <style:style style:name="T7" style:family="text">
      <style:text-properties style:font-name="Verdana" fo:font-size="11pt" fo:language="fr" fo:country="FR" fo:font-weight="normal" style:font-size-asian="11pt" style:language-asian="zxx" style:country-asian="none" style:font-weight-asian="normal" style:font-size-complex="11pt" style:language-complex="zxx" style:country-complex="none" style:font-weight-complex="normal"/>
    </style:style>
    <style:style style:name="T8" style:family="text">
      <style:text-properties style:font-name="Verdana" fo:font-size="11pt" fo:language="fr" fo:country="FR" style:text-underline-style="solid" style:text-underline-width="auto" style:text-underline-color="font-color" fo:font-weight="normal" style:font-size-asian="11pt" style:language-asian="zxx" style:country-asian="none" style:font-weight-asian="normal" style:font-size-complex="11pt" style:language-complex="zxx" style:country-complex="none"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ittérature et philosophie</text:p>
      <text:p text:style-name="P2"/>
      <text:p text:style-name="P2">Expression : Sortie de quelque chose de soi même.</text:p>
      <text:p text:style-name="P2"/>
      <text:p text:style-name="P2">Maine de Biran "Le génie des arts est en quelque sorte comme le despotisme : il est doué d'une force exécutive, cela lui suffit ; sa force législative est dans l'exécution même."</text:p>
      <text:p text:style-name="P2"/>
      <text:p text:style-name="P2">Merleau-Ponty "On accepte toujours le mouvement de l'expression ; on ne cesse pas d'en être tributaire pour l'avoir refusé. Comment appeler finalement ce pouvoir auquel nous sommes voué et qui tire de nous bon gré mal gré des signification."</text:p>
      <text:p text:style-name="P2"/>
      <text:p text:style-name="P2">Pavese "Ce qui ne va plus c'est de se battre les flancs pour en tirer un rugissement qui au bout du compte ressemble à un miaulement."</text:p>
      <text:p text:style-name="P2"/>
      <text:p text:style-name="P2">==&gt; Littérature impose ses définitions/significations au grand nombre</text:p>
      <text:p text:style-name="P2"/>
      <text:p text:style-name="P2">Broch "A notre époque l'homme, en tant que tel, est devenu un problème. Les problèmes personnels de l'individu sont la risée des dieux, et ceci ot raison d'ignorer la compassion."</text:p>
      <text:p text:style-name="P2"/>
      <text:p text:style-name="P2">Hölderlin "On peut bien dire avec certitude que jamais le monde n'a présenté un aspect aussi chaotique qu'à présent. Il n'est qu'une infinie variété de contraste et d'opposition ! De l'ancien et du nouveau ! Culture et sauvagerie ! Égoïsme sous peau de mouton ! <text:s/>Égoïsme sous peau de loup ! Je crois à une future révolution des états d'esprit et des modes de représentation qui éclipsera tout ce qu'on a connu dans le passé."</text:p>
      <text:p text:style-name="P2"/>
      <text:p text:style-name="P2">==&gt; Philo est né comme solution au chaos (problème politique).</text:p>
      <text:p text:style-name="P2">==&gt; Siècle des lumière a échoué.</text:p>
      <text:p text:style-name="P2"/>
      <text:p text:style-name="P2">Kant =&gt; Ne pas se plaindre de l'égoïsme.</text:p>
      <text:p text:style-name="P2"/>
      <text:p text:style-name="P2">Hobbs =&gt; L'homme est un loup pour l'homme.</text:p>
      <text:p text:style-name="P2"/>
      <text:p text:style-name="P2">Platon =&gt; Chaque être humain participe à la philosophie.</text:p>
      <text:p text:style-name="P2"/>
      <text:p text:style-name="P2">Kant =&gt; Insociable sociabilité.</text:p>
      <text:p text:style-name="P2"/>
      <text:p text:style-name="Standard"><text:span text:style-name="T7">Kant " </text:span><text:span text:style-name="T1">Le moyen dont la nature se sert pour mener à bien le développement de toutes ses dispositions est leur antagonisme au sein de la société, pour autant que celui-ci est cependant en fin de compte la cause d'une ordonnance régulière de cette société. J'entends ici par antagonisme</text:span><text:span text:style-name="Strong_20_Emphasis"><text:span text:style-name="T1">l'insociable sociabilité des hommes</text:span></text:span><text:span text:style-name="T1">, c'est-à-dire leur inclination à entrer en société, inclination qui est cependant doublée d'une répulsion générale à le faire, menaçant constamment de désagréger cette société. l'homme a cependant un penchant à s'associer, car dans un tel état, il se sent plus qu'homme par le développement de ses dispositions naturelles. Mais il manifeste aussi une grande propension à se détacher (s'isoler) car il trouve en même temps en lui le caractère d'insociabilité qui le pousse à vouloir tout diriger dans son sens ; et, de ce fait, il s'attend à rencontrer des résistances de tous côtés, de même qu'il se sait par lui-même enclin à résister aux autres. C'est cette résistance qui éveille toutes les forces de l'homme, le porte à surmonter son inclination à la paresse, et, sous </text:span><text:span text:style-name="Strong_20_Emphasis"><text:span text:style-name="T1">l'impulsion de l'ambition</text:span></text:span><text:span text:style-name="T1">, de l'instinct de domination ou de cupidité, à se frayer une place parmi ses compagnons qu'il supporte de mauvais gré, mais dont il ne peut se passer.</text:span><text:span text:style-name="T7"> "</text:span></text:p>
      <text:p text:style-name="P3"><text:soft-page-break/></text:p>
      <text:p text:style-name="P3">Philosophie est une tentative d'une crise du grand nombre. Une solution à la division interne au sein de la démocratie athénienne (crise de l'égalité, ...).</text:p>
      <text:p text:style-name="P3"/>
      <text:p text:style-name="P3">Selon Platon, le moyen de créer une "république" est de tous se référer au même texte.</text:p>
      <text:p text:style-name="P3"/>
      <text:p text:style-name="P3">Trois forces dans l'âme :</text:p>
      <text:p text:style-name="P3">- Force de pensée</text:p>
      <text:p text:style-name="P3">- Force de peur/courage</text:p>
      <text:p text:style-name="P3">- Force de désir (force mauvaise selon Platon)</text:p>
      <text:p text:style-name="P3">Selon Platon : Philosophe est le médecin de l'âme.</text:p>
      <text:p text:style-name="P3"/>
      <text:p text:style-name="P3">Kant : être majeur, c'est être capable de penser</text:p>
      <text:p text:style-name="P3">Platon : les hommes sont mineurs, seuls les philosophe sont majeurs</text:p>
      <text:p text:style-name="P3"/>
      <text:p text:style-name="P3">Stevenson "Il y a une chose que vous ne pourrez jamais faire comprendre aux philistins, une chose qui se retrouve à la surface et pourtant insaisissable pour leur esprit qu'une envolée métaphysique ; à savoir que l'affaire de la vie est principalement prise en charge par l'art difficile de la littérature ; et c'est selon sa compétence dans cet art qu'un homme connaîtra la liberté et la plénitude de ses rapports avec les autres hommes"</text:p>
      <text:p text:style-name="P3">James (à propos de Stevenson) : "Il n'y avait qu'une seule chose au monde qu'il aima autant que la littérature - c'était l'absence totale de la littérature. Et devant le présent, il avait toujours en dernier ressort ce réflexe : que Samoa n'était pas susceptible de "style" sinon celui de son appétit de vivre."</text:p>
      <text:p text:style-name="P3">Kafka : "Il ne suffit pas de dire les choses. Il faut les vivre. La langue, on a pas le droit de s'en servir comme d'un instrument"</text:p>
      <text:p text:style-name="P3">"Ce qui est remarquable ici, c'est le mélange exceptionnel de fraternité et d'autorité envers le lecteur ; le lecteur est convoqué et s’omet de suivre lui même son chemin dans la direction indiquée, Dante lui a vraiment indiqué clairement le chemin que doivent prendre ses pensées. Même si le lecteur peut avoir l'impression que le non dit est indicible et que le vrai secret n'est pas communicable, il est toujours incité à le rechercher et à approfondir la signification. Les adresses aux lecteurs sont presque toujours rédigées à l'impératif, elles ne contiennent aucune demande de faveur ou d'indulgence ; et nulle part Dante ne parle comme un auteur qui considérerai le public comme des clients. Mais l'impératif qui vient à la rencontre du lecteur dans le poème a aussi sa propre manière de gagner sa sympathie en l'appelant et en le conjurant ; il fait du lecteur un contemporain sans arrêt mis au défi et tenu en haleine, toute sa personnalité est prise en compte."</text:p>
      <text:p text:style-name="P3"/>
      <text:p text:style-name="P3">Dante : Son texte est imposé pour que ce les individus produisent des communautés.</text:p>
      <text:p text:style-name="P3"/>
      <text:p text:style-name="P3">Textes sont à l'impératif : pas seul moyen de donner des ordres mais aussi de se rapprocher du lecteur.</text:p>
      <text:p text:style-name="P3"/>
      <text:p text:style-name="P3">Hegel : On est au mieux (dans le meilleur des cas) de son temps.</text:p>
      <text:p text:style-name="P3"/>
      <text:p text:style-name="P3">Dante attire, exige et unit ; en semblant à chaque moment (de son texte) promettre plus que ce qu'il dit et qui est dissible (que le lecteur tende seulement son cou vers le pain des anges), il lie son lecteur à l'objet inépuisable ; car c'est évidemment l'objet qui l'autorise à empoigner le lecteur d'une main si directe et si forte. L'objet, c'est l'ordre divin de l'univers, non pas en tant que système doctrinal, mais en tant que vision directe d'un homme qui communique cette vision à d'autres hommes qui ne <text:soft-page-break/>l'ont pas éprouvé ; ce qui lui confère à lui, une incroyable autorité, et qui suscite chez le lecteur ou l'auditeur le plus haut intérêt pour cette annonce.</text:p>
      <text:p text:style-name="P3">=&gt; Créer communauté des lecteurs : des contemporains.</text:p>
      <text:p text:style-name="P3"/>
      <text:p text:style-name="P3">Dante créa son public, mais il ne le créa pas seulement pour lui même. Lorsqu'il écrivait juste après 1300 la diffusion de l'écriture et de la lecture ainsi que le besoin de distraction littéraire et de nourriture intellectuelle, devait être à peu près au même stade dans plusieurs zones de l'Europe occidentale que dans l'Italie romaine juste avant l'époque classique, mais la situation était toute autre, plus confuse, plus hétérogène et plus riche de possibilité.</text:p>
      <text:p text:style-name="P3">Dante, dans la divine comédie, intégra les destins dans l'ordre divin. Il embrassait tout et était en même temps actuel.</text:p>
      <text:p text:style-name="P3"/>
      <text:p text:style-name="P3">1846 : Balzac : La lecture nous donne des amis inconnus et quel ami qu'un lecteur, nous avons des amis connus qui ne lisent rien de nous.</text:p>
      <text:p text:style-name="P3"/>
      <text:p text:style-name="P3">Adorno : seuls les individus peuvent liquider l'individualisme.</text:p>
      <text:p text:style-name="P3"/>
      <text:p text:style-name="P3">Kafka : Savez vous l'histoire du premier succes de dostoievski, elle résume bien des choses. <text:s/>dostoievski écrivait donc son premier roman, es pauvres gens. Il vivait avec un ami, , qui écrivait aussi, ce grigoriev vit les pages s'accumuler des mois durant sur le bureau de <text:s/>dostoievski mais il n'eut le manuscrit qu'une fois le roman fini, il le lut en fut ravis et le porta sans rien dire au célèbre critique nécrasov. Dans la nuit qui suivit, à trois heures du matin, on sonna chez <text:s/>dostoievski, c'était grigoriev nécrasov, ils entrèrent dans la pièce, embrassèrent <text:s/>dostoievski, nécrasov qui le voyait pour la première fois</text:p>
      <text:p text:style-name="P3">Ils passèrent deux heures à parler avec lui, principalement du roman, et ne le quittèrent qu'à l'aube</text:p>
      <text:p text:style-name="P3">dostoievski qui a toujours appelé cette nuit la plus belle de son existence se pencha à sa fenêtre, les suivi des yeux et pleura. Le sentiment qui alors était à peu près celui ci "quelle splendide créature, qu'ils sont bon, qu'ils sont noble, et moi, que je suis vil, s'ils pouvaient voir en moi et si je leur disait, ils ne me croiraient pas."</text:p>
      <text:p text:style-name="P3">Remarquez vous ce que cette histoire a de mystérieux, d'insondable.</text:p>
      <text:p text:style-name="P3"/>
      <text:p text:style-name="P3"/>
      <text:p text:style-name="P3"/>
      <text:p text:style-name="P3"/>
      <text:p text:style-name="Standard"><text:span text:style-name="Emphasis"><text:span text:style-name="T2">Hannah Arendt,</text:span></text:span><text:span text:style-name="T3"> </text:span><text:span text:style-name="T8">La crise de la culture</text:span></text:p>
      <text:p text:style-name="P4"><text:span text:style-name="T4">Platon, </text:span><text:span text:style-name="T5">Hippias majeur</text:span></text:p>
      <text:p text:style-name="P5"><text:span text:style-name="T6">Platon, </text:span><text:span text:style-name="T5">Mythe des châtiments et des pein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5H1M48S</meta:editing-duration>
    <meta:editing-cycles>18</meta:editing-cycles>
    <meta:generator>OpenOffice/4.0.0$Win32 OpenOffice.org_project/400m3$Build-9702</meta:generator>
    <dc:date>2014-10-06T16:55:38.92</dc:date>
    <meta:document-statistic meta:table-count="0" meta:image-count="0" meta:object-count="0" meta:page-count="3" meta:paragraph-count="44" meta:word-count="1406" meta:character-count="8202"/>
    <meta:user-defined meta:name="Info 1"/>
    <meta:user-defined meta:name="Info 2"/>
    <meta:user-defined meta:name="Info 3"/>
    <meta:user-defined meta:name="Info 4"/>
  </office:meta>
</office:document-meta>
</file>